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cccc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 fo:padding-top="0.13cm" fo:padding-bottom="0.83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5cm" svg:height="11.5cm" svg:x="1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2.5cm" svg:x="2.5cm" svg:y="2.5cm">
          <text:p text:style-name="P1">FILE.C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cm" svg:y1="5cm" svg:x2="5cm" svg:y2="9cm">
          <text:p/>
        </draw:line>
        <draw:custom-shape draw:style-name="gr2" draw:text-style-name="P1" draw:layer="layout" svg:width="5cm" svg:height="2.5cm" svg:x="2.5cm" svg:y="2.5cm">
          <text:p text:style-name="P1">FILE.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.5cm" svg:x="2.5cm" svg:y="9cm">
          <text:p text:style-name="P1">FILE.B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.5cm" svg:x="19.5cm" svg:y="7cm">
          <text:p text:style-name="P1">FILE.INJECT.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2.5cm" svg:x="19.5cm" svg:y="12.5cm">
          <text:p text:style-name="P1">FILE.INJECT.BC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2cm" svg:y1="9.5cm" svg:x2="22cm" svg:y2="12.5cm">
          <text:p/>
        </draw:line>
        <draw:frame draw:style-name="gr4" draw:text-style-name="P2" draw:layer="layout" svg:width="15.086cm" svg:height="1.517cm" svg:x="8.5cm" svg:y="3.5cm">
          <draw:text-box>
            <text:p text:style-name="P2">High Level Code Generator</text:p>
          </draw:text-box>
        </draw:frame>
        <draw:custom-shape draw:style-name="gr5" draw:text-style-name="P1" draw:layer="layout" svg:width="4.5cm" svg:height="1.5cm" svg:x="19.5cm" svg:y="10cm">
          <text:p text:style-name="P1">Cl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cm" svg:height="1.5cm" svg:x="9cm" svg:y="11.5cm">
          <text:p text:style-name="P1">Lib LLV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cm" svg:height="1.543cm" svg:x="13cm" svg:y="8.5cm">
          <text:p text:style-name="P1">Compilette G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cm" svg:height="1.5cm" svg:x="3cm" svg:y="6cm">
          <text:p text:style-name="P1">Cl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5cm" svg:y1="10cm" svg:x2="11.5cm" svg:y2="11.5cm">
          <text:p text:style-name="P1">PARSE</text:p>
        </draw:line>
        <draw:line draw:style-name="gr7" draw:text-style-name="P1" draw:layer="layout" svg:x1="13cm" svg:y1="11.5cm" svg:x2="14cm" svg:y2="10cm">
          <text:p/>
        </draw:line>
        <draw:line draw:style-name="gr7" draw:text-style-name="P1" draw:layer="layout" svg:x1="18cm" svg:y1="9cm" svg:x2="19.5cm" svg:y2="8cm">
          <text:p/>
        </draw:line>
        <draw:custom-shape draw:style-name="gr5" draw:text-style-name="P1" draw:layer="layout" svg:width="4.5cm" svg:height="1.5cm" svg:x="3cm" svg:y="6cm">
          <text:p text:style-name="P1">Cl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cm" svg:height="2.5cm" svg:x="2.5cm" svg:y="13cm">
          <text:p text:style-name="P1">FILE.BC2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cm" svg:y1="13cm" svg:x2="7.5cm" svg:y2="14.5cm">
          <text:p/>
        </draw:line>
        <draw:line draw:style-name="gr7" draw:text-style-name="P1" draw:layer="layout" svg:x1="19.5cm" svg:y1="13.5cm" svg:x2="13.5cm" svg:y2="12.5cm">
          <text:p/>
        </draw:line>
        <draw:frame draw:style-name="gr4" draw:layer="layout" svg:width="2.606cm" svg:height="0.962cm" svg:x="16cm" svg:y="12cm">
          <draw:text-box>
            <text:p>PARSE</text:p>
          </draw:text-box>
        </draw:frame>
        <draw:frame draw:style-name="gr4" draw:layer="layout" svg:width="2.792cm" svg:height="0.962cm" svg:x="9cm" svg:y="14cm">
          <draw:text-box>
            <text:p>RELINK</text:p>
          </draw:text-box>
        </draw:frame>
        <draw:custom-shape draw:style-name="gr2" draw:text-style-name="P1" draw:layer="layout" svg:width="5cm" svg:height="2.5cm" svg:x="2.5cm" svg:y="17.5cm">
          <text:p text:style-name="P1">FILE.S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cm" svg:y1="15.5cm" svg:x2="5cm" svg:y2="17.5cm">
          <text:p/>
        </draw:line>
        <draw:custom-shape draw:style-name="gr5" draw:text-style-name="P1" draw:layer="layout" svg:width="2.5cm" svg:height="1cm" svg:x="4cm" svg:y="15.5cm">
          <text:p text:style-name="P1">LL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line-distance="0.1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roux lionel</meta:initial-creator>
    <meta:creation-date>2011-03-31T14:37:41</meta:creation-date>
    <meta:editing-duration>PT00H53M18S</meta:editing-duration>
    <meta:editing-cycles>5</meta:editing-cycles>
    <dc:date>2011-03-31T15:30:54</dc:date>
    <dc:creator>auroux lionel</dc:creator>
    <meta:generator>OpenOffice.org/3.2$Linux OpenOffice.org_project/320m12$Build-9483</meta:generator>
    <meta:document-statistic meta:object-count="48"/>
  </office:meta>
</office:document-meta>
</file>